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61in"/>
    </style:style>
    <style:style style:name="co3" style:family="table-column">
      <style:table-column-properties fo:break-before="auto" style:column-width="2.1409in"/>
    </style:style>
    <style:style style:name="co4" style:family="table-column">
      <style:table-column-properties fo:break-before="auto" style:column-width="0.961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Old Experience</text:p>
          </table:table-cell>
          <table:table-cell table:style-name="ce1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715">
            <text:p>577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7513">
            <text:p>53751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663553">
            <text:p>466355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270791">
            <text:p>1727079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270791">
            <text:p>1727079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7772849">
            <text:p>11777284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5041630">
            <text:p>28504163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1027665">
            <text:p>68102766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18470619">
            <text:p>161847061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20485254">
            <text:p>3520485254</text:p>
          </table:table-cell>
          <table:table-cell table:number-columns-repeated="2"/>
        </table:table-row>
      </table:table>
      <table:table table:name="Ne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New Experience</text:p>
          </table:table-cell>
          <table:table-cell table:style-name="ce1" office:value-type="string">
            <text:p>Top to Bottom Division Ratio</text:p>
          </table:table-cell>
          <table:table-cell table:style-name="ce1" office:value-type="string">
            <text:p>Levels Rati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00">
            <text:p>25000</text:p>
          </table:table-cell>
          <table:table-cell office:value-type="float" office:value="1.63">
            <text:p>1.63</text:p>
          </table:table-cell>
          <table:table-cell office:value-type="string">
            <text:p>10 → 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000">
            <text:p>100000</text:p>
          </table:table-cell>
          <table:table-cell office:value-type="float" office:value="1.15">
            <text:p>1.15</text:p>
          </table:table-cell>
          <table:table-cell office:value-type="string">
            <text:p>20 → 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00">
            <text:p>1000000</text:p>
          </table:table-cell>
          <table:table-cell office:value-type="float" office:value="1.25">
            <text:p>1.25</text:p>
          </table:table-cell>
          <table:table-cell office:value-type="string">
            <text:p>30 → 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0000">
            <text:p>5000000</text:p>
          </table:table-cell>
          <table:table-cell office:value-type="float" office:value="1.16">
            <text:p>1.16</text:p>
          </table:table-cell>
          <table:table-cell office:value-type="string">
            <text:p>40 → 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00000">
            <text:p>10000000</text:p>
          </table:table-cell>
          <table:table-cell office:value-type="float" office:value="1.07">
            <text:p>1.07</text:p>
          </table:table-cell>
          <table:table-cell office:value-type="string">
            <text:p>50 → 4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0000">
            <text:p>50000000</text:p>
          </table:table-cell>
          <table:table-cell office:value-type="float" office:value="1.16">
            <text:p>1.16</text:p>
          </table:table-cell>
          <table:table-cell office:value-type="string">
            <text:p>60 → 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5000000">
            <text:p>125000000</text:p>
          </table:table-cell>
          <table:table-cell office:value-type="float" office:value="1.1">
            <text:p>1.1</text:p>
          </table:table-cell>
          <table:table-cell office:value-type="string">
            <text:p>70 → 6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50000000">
            <text:p>250000000</text:p>
          </table:table-cell>
          <table:table-cell office:value-type="float" office:value="1.07">
            <text:p>1.07</text:p>
          </table:table-cell>
          <table:table-cell office:value-type="string">
            <text:p>80 → 7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0000000">
            <text:p>500000000</text:p>
          </table:table-cell>
          <table:table-cell office:value-type="float" office:value="1.07">
            <text:p>1.07</text:p>
          </table:table-cell>
          <table:table-cell office:value-type="string">
            <text:p>90 → 8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0000000">
            <text:p>1000000000</text:p>
          </table:table-cell>
          <table:table-cell office:value-type="float" office:value="1.07">
            <text:p>1.07</text:p>
          </table:table-cell>
          <table:table-cell office:value-type="string">
            <text:p>100 → 90</text:p>
          </table:table-cell>
        </table:table-row>
      </table:table>
      <table:table table:name="Graph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Graphs.H20" table:end-x="0.1598in" table:end-y="0.1693in" draw:z-index="0" draw:style-name="gr1" svg:width="6.2988in" svg:height="3.5429in" svg:x="0.0839in" svg:y="0.0012in">
              <draw:object draw:notify-on-update-of-ranges="New.A2:New.A12 Old.B1:Old.B1 Old.B2:Old.B12 New.B1:New.B1 New.B2:New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22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9T21:26:12.42</meta:creation-date>
    <dc:date>2011-07-19T22:09:00.41</dc:date>
    <meta:editing-duration>PT42M43S</meta:editing-duration>
    <meta:editing-cycles>14</meta:editing-cycles>
    <meta:generator>LibreOffice/3.3$Win32 LibreOffice_project/330m19$Build-202</meta:generator>
    <meta:document-statistic meta:table-count="3" meta:cell-count="70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" chart:style-name="ch1">
        <chart:title svg:x="6.951cm" svg:y="0.316cm" chart:style-name="ch2">
          <text:p>Exp Rates</text:p>
        </chart:title>
        <chart:legend chart:legend-position="end" svg:x="12.704cm" svg:y="3.954cm" chart:style-name="ch3"/>
        <chart:plot-area chart:style-name="ch4" table:cell-range-address="New.A2:New.B12 Old.B1:Old.B12 New.B1:New.B1" chart:data-source-has-labels="both" svg:x="0.77cm" svg:y="1.635cm" svg:width="11.294cm" svg:height="6.765cm">
          <chartooo:coordinate-region svg:x="2.873cm" svg:y="1.847cm" svg:width="8.911cm" svg:height="5.88cm"/>
          <chart:axis chart:dimension="x" chart:name="primary-x" chart:style-name="ch5">
            <chart:categories table:cell-range-address="New.A2:New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ld.B2:Old.B12" chart:label-cell-address="Old.B1:Old.B1" chart:class="chart:line">
            <chart:data-point chart:repeated="11"/>
          </chart:series>
          <chart:series chart:style-name="ch8" chart:values-cell-range-address="New.B2:New.B12" chart:label-cell-address="New.B1:New.B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Experience</text:p>
                <draw:g>
                  <svg:desc>Old.B1:Old.B1</svg:desc>
                </draw:g>
              </table:table-cell>
              <table:table-cell office:value-type="string">
                <text:p>New Experience</text:p>
                <draw:g>
                  <svg:desc>New.B1:New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New.A2:New.A12</svg:desc>
                </draw:g>
              </table:table-cell>
              <table:table-cell office:value-type="float" office:value="500">
                <text:p>500</text:p>
                <draw:g>
                  <svg:desc>Old.B2:Old.B12</svg:desc>
                </draw:g>
              </table:table-cell>
              <table:table-cell office:value-type="float" office:value="500">
                <text:p>500</text:p>
                <draw:g>
                  <svg:desc>New.B2:New.B12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15">
                <text:p>57715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13">
                <text:p>53751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3553">
                <text:p>4663553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70791">
                <text:p>17270791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70791">
                <text:p>172707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7772849">
                <text:p>117772849</text:p>
              </table:table-cell>
              <table:table-cell office:value-type="float" office:value="50000000">
                <text:p>500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5041630">
                <text:p>285041630</text:p>
              </table:table-cell>
              <table:table-cell office:value-type="float" office:value="125000000">
                <text:p>1250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027665">
                <text:p>681027665</text:p>
              </table:table-cell>
              <table:table-cell office:value-type="float" office:value="250000000">
                <text:p>250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8470619">
                <text:p>1618470619</text:p>
              </table:table-cell>
              <table:table-cell office:value-type="float" office:value="500000000">
                <text:p>50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0485254">
                <text:p>3520485254</text:p>
              </table:table-cell>
              <table:table-cell office:value-type="float" office:value="1000000000">
                <text:p>1000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